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text-properties fo:color="#cccccc" style:font-name="Consolas" fo:font-size="10.5pt" fo:font-weight="normal" fo:background-color="#1f1f1f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cccccc" style:font-name="Consolas" fo:font-size="10.5pt" fo:font-weight="bold" fo:background-color="#1f1f1f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cccccc" fo:background-color="#1f1f1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4ec9b0"/>
    </style:style>
    <style:style style:name="T4" style:family="text">
      <style:text-properties fo:color="#4ec9b0" style:font-name="Consolas" fo:font-size="10.5pt" fo:font-weight="normal"/>
    </style:style>
    <style:style style:name="T5" style:family="text">
      <style:text-properties fo:color="#d4d4d4"/>
    </style:style>
    <style:style style:name="T6" style:family="text">
      <style:text-properties fo:color="#d4d4d4" style:font-name="Consolas" fo:font-size="10.5pt" fo:font-weight="normal"/>
    </style:style>
    <style:style style:name="T7" style:family="text">
      <style:text-properties fo:color="#9cdcfe"/>
    </style:style>
    <style:style style:name="T8" style:family="text">
      <style:text-properties fo:color="#9cdcfe" style:font-name="Consolas" fo:font-size="10.5pt" fo:font-weight="normal"/>
    </style:style>
    <style:style style:name="T9" style:family="text">
      <style:text-properties fo:color="#dcdcaa"/>
    </style:style>
    <style:style style:name="T10" style:family="text">
      <style:text-properties fo:color="#dcdcaa" style:font-name="Consolas" fo:font-size="10.5pt" fo:font-weight="normal"/>
    </style:style>
    <style:style style:name="T11" style:family="text">
      <style:text-properties fo:color="#c586c0"/>
    </style:style>
    <style:style style:name="T12" style:family="text">
      <style:text-properties fo:color="#c586c0" style:font-name="Consolas" fo:font-size="10.5pt" fo:font-weight="normal"/>
    </style:style>
    <style:style style:name="T13" style:family="text">
      <style:text-properties fo:color="#ce9178"/>
    </style:style>
    <style:style style:name="T14" style:family="text">
      <style:text-properties fo:color="#ce9178" style:font-name="Consolas" fo:font-size="10.5pt" fo:font-weight="normal"/>
    </style:style>
    <style:style style:name="T15" style:family="text">
      <style:text-properties fo:color="#6a9955"/>
    </style:style>
    <style:style style:name="T16" style:family="text">
      <style:text-properties fo:color="#4fc1ff"/>
    </style:style>
    <style:style style:name="T17" style:family="text">
      <style:text-properties fo:color="#4fc1ff" style:font-name="Consolas" fo:font-size="10.5pt" fo:font-weight="normal"/>
    </style:style>
    <style:style style:name="T18" style:family="text">
      <style:text-properties fo:color="#b5cea8"/>
    </style:style>
    <style:style style:name="T19" style:family="text">
      <style:text-properties fo:color="#d7ba7d"/>
    </style:style>
    <style:style style:name="T20" style:family="text">
      <style:text-properties fo:color="#d7ba7d" style:font-name="Consolas" fo:font-size="10.5pt" fo:font-weight="normal"/>
    </style:style>
    <style:style style:name="T21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ask 1</text:span></text:p>
      <text:p text:style-name="P1"><text:span text:style-name="T1">import</text:span> <text:span text:style-name="T3">java</text:span><text:span text:style-name="T5">.</text:span><text:span text:style-name="T3">io</text:span><text:span text:style-name="T5">.</text:span><text:span text:style-name="T3">File</text:span>;</text:p>
      <text:p text:style-name="P1"><text:span text:style-name="T1">import</text:span> <text:span text:style-name="T3">java</text:span><text:span text:style-name="T5">.</text:span><text:span text:style-name="T3">io</text:span><text:span text:style-name="T5">.</text:span><text:span text:style-name="T3">FileOutputStream</text:span>;</text:p>
      <text:p text:style-name="P1"><text:span text:style-name="T1">import</text:span> <text:span text:style-name="T3">java</text:span><text:span text:style-name="T5">.</text:span><text:span text:style-name="T3">io</text:span><text:span text:style-name="T5">.</text:span><text:span text:style-name="T3">IOException</text:span>;</text:p>
      <text:p text:style-name="P1"><text:span text:style-name="T1">public</text:span> <text:span text:style-name="T1">class</text:span> <text:span text:style-name="T3">WriteByte</text:span> </text:p>
      <text:p text:style-name="P1">{ </text:p>
      <text:p text:style-name="P1"><text:span text:style-name="T1">public</text:span> <text:span text:style-name="T3">Object</text:span> <text:span text:style-name="T7">demo1</text:span>;</text:p>
      <text:p text:style-name="P7"/>
      <text:p text:style-name="P1"><text:span text:style-name="T1">public</text:span> <text:span text:style-name="T1">static</text:span> <text:span text:style-name="T3">void</text:span> <text:span text:style-name="T9">main</text:span>(<text:span text:style-name="T3">String</text:span> <text:span text:style-name="T7">args</text:span>[]) </text:p>
      <text:p text:style-name="P1">{ </text:p>
      <text:p text:style-name="P1"><text:span text:style-name="T3">File</text:span> <text:span text:style-name="T7">f1</text:span> <text:span text:style-name="T5">=</text:span> <text:span text:style-name="T11">new</text:span> <text:span text:style-name="T9">File</text:span>(<text:span text:style-name="T13">"demo1.txt"</text:span>); <text:span text:style-name="T15">//to create new file </text:span></text:p>
      <text:p text:style-name="P1"><text:span text:style-name="T3">FileOutputStream</text:span> <text:span text:style-name="T7">outfile</text:span> <text:span text:style-name="T5">=</text:span> <text:span text:style-name="T1">null</text:span>; </text:p>
      <text:p text:style-name="P1"><text:span text:style-name="T3">byte</text:span> <text:span text:style-name="T7">Text</text:span>[] <text:span text:style-name="T5">=</text:span> {<text:span text:style-name="T13">'I'</text:span>,<text:span text:style-name="T13">'L'</text:span>,<text:span text:style-name="T13">'O'</text:span>,<text:span text:style-name="T13">'V'</text:span>,<text:span text:style-name="T13">'E'</text:span>,<text:span text:style-name="T13">'I'</text:span>,<text:span text:style-name="T13">'N'</text:span>,<text:span text:style-name="T13">'D'</text:span>,<text:span text:style-name="T13">'I'</text:span>,<text:span text:style-name="T13">'A'</text:span>}; </text:p>
      <text:p text:style-name="P1"><text:span text:style-name="T11">try</text:span> </text:p>
      <text:p text:style-name="P1">{ </text:p>
      <text:p text:style-name="P1"><text:span text:style-name="T7">outfile</text:span> <text:span text:style-name="T5">=</text:span> <text:span text:style-name="T11">new</text:span> <text:span text:style-name="T9">FileOutputStream</text:span>(<text:span text:style-name="T7">f1</text:span>); </text:p>
      <text:p text:style-name="P1"><text:span text:style-name="T7">outfile</text:span>.<text:span text:style-name="T9">write</text:span>(<text:span text:style-name="T7">Text</text:span>); </text:p>
      <text:p text:style-name="P1">} </text:p>
      <text:p text:style-name="P1"><text:span text:style-name="T11">catch</text:span>(<text:span text:style-name="T3">IOException</text:span> <text:span text:style-name="T7">e</text:span>) </text:p>
      <text:p text:style-name="P1">{ </text:p>
      <text:p text:style-name="P1"><text:span text:style-name="T3">System</text:span>.<text:span text:style-name="T16">out</text:span>.<text:span text:style-name="T9">println</text:span>(<text:span text:style-name="T7">e</text:span>); </text:p>
      <text:p text:style-name="P1"><text:span text:style-name="T3">System</text:span>.<text:span text:style-name="T9">exit</text:span>(<text:span text:style-name="T5">-</text:span><text:span text:style-name="T18">1</text:span>); </text:p>
      <text:p text:style-name="P1">} </text:p>
      <text:p text:style-name="P1"><text:span text:style-name="T3">System</text:span>.<text:span text:style-name="T16">out</text:span>.<text:span text:style-name="T9">println</text:span>(<text:span text:style-name="T13">"Write Byte"</text:span>); </text:p>
      <text:p text:style-name="P1"><text:span text:style-name="T3">System</text:span>.<text:span text:style-name="T16">out</text:span>.<text:span text:style-name="T9">println</text:span>(<text:span text:style-name="T13">"Thank You...!!!"</text:span>); </text:p>
      <text:p text:style-name="P1">} </text:p>
      <text:p text:style-name="P1">}  </text:p>
      <text:p text:style-name="Standard"/>
      <text:p text:style-name="Standard"/>
      <text:p text:style-name="P8">Task 2:</text:p>
      <text:p text:style-name="P2"><text:span text:style-name="T1">import</text:span> <text:span text:style-name="T3">java</text:span><text:span text:style-name="T5">.</text:span><text:span text:style-name="T3">io</text:span><text:span text:style-name="T5">.*</text:span>; </text:p>
      <text:p text:style-name="P1"><text:span text:style-name="T1">public</text:span> <text:span text:style-name="T1">class</text:span> <text:span text:style-name="T3">ReadingByte</text:span> </text:p>
      <text:p text:style-name="P1">{ </text:p>
      <text:p text:style-name="P1"><text:span text:style-name="T1">public</text:span> <text:span text:style-name="T1">static</text:span> <text:span text:style-name="T3">void</text:span> <text:span text:style-name="T9">main</text:span>(<text:span text:style-name="T3">String</text:span> <text:span text:style-name="T7">args</text:span>[])  </text:p>
      <text:p text:style-name="P1">{ </text:p>
      <text:p text:style-name="P1"><text:span text:style-name="T3">FileInputStream</text:span> <text:span text:style-name="T7">infile</text:span> <text:span text:style-name="T5">=</text:span> <text:span text:style-name="T1">null</text:span>; </text:p>
      <text:p text:style-name="P1"><text:span text:style-name="T3">int</text:span> <text:span text:style-name="T7">b</text:span>; </text:p>
      <text:p text:style-name="P1"><text:span text:style-name="T11">try</text:span> </text:p>
      <text:p text:style-name="P1">{ </text:p>
      <text:p text:style-name="P1"><text:span text:style-name="T7">infile</text:span> <text:span text:style-name="T5">=</text:span> <text:span text:style-name="T11">new</text:span> <text:span text:style-name="T9">FileInputStream</text:span>(<text:span text:style-name="T13">"FileName01.txt"</text:span>); </text:p>
      <text:p text:style-name="P1"><text:span text:style-name="T11">while</text:span>((<text:span text:style-name="T7">b</text:span> <text:span text:style-name="T5">=</text:span> <text:span text:style-name="T7">infile</text:span>.<text:span text:style-name="T9">read</text:span>()) <text:span text:style-name="T5">!=</text:span> <text:span text:style-name="T5">-</text:span><text:span text:style-name="T18">1</text:span>) </text:p>
      <text:p text:style-name="P1">{ </text:p>
      <text:p text:style-name="P1"><text:span text:style-name="T3">System</text:span>.<text:span text:style-name="T16">out</text:span>.<text:span text:style-name="T9">println</text:span>((<text:span text:style-name="T3">char</text:span>)<text:span text:style-name="T7">b</text:span>); </text:p>
      <text:p text:style-name="P1">} </text:p>
      <text:p text:style-name="P1"><text:span text:style-name="T7">infile</text:span>.<text:span text:style-name="T9">close</text:span>(); </text:p>
      <text:p text:style-name="P1">} </text:p>
      <text:p text:style-name="P1"><text:span text:style-name="T11">catch</text:span>(<text:span text:style-name="T3">IOException</text:span> <text:span text:style-name="T7">e</text:span>) </text:p>
      <text:p text:style-name="P1">{ </text:p>
      <text:p text:style-name="P1"><text:span text:style-name="T3">System</text:span>.<text:span text:style-name="T16">out</text:span>.<text:span text:style-name="T9">println</text:span>(<text:span text:style-name="T13">"Sorry..!! File Not Found...!!!"</text:span>);  </text:p>
      <text:p text:style-name="P1">}  </text:p>
      <text:p text:style-name="P1">} </text:p>
      <text:p text:style-name="P1"><text:soft-page-break/>} </text:p>
      <text:p text:style-name="P1"/>
      <text:p text:style-name="P1"/>
      <text:p text:style-name="P5">Task -4</text:p>
      <text:p text:style-name="P5"/>
      <text:p text:style-name="P3"><text:span text:style-name="T1">import</text:span> <text:span text:style-name="T3">java</text:span><text:span text:style-name="T5">.</text:span><text:span text:style-name="T3">io</text:span><text:span text:style-name="T5">.*</text:span>; </text:p>
      <text:p text:style-name="P1"><text:span text:style-name="T1">class</text:span> <text:span text:style-name="T3">CharacterWrite</text:span> { </text:p>
      <text:p text:style-name="P1"><text:span text:style-name="T1">public</text:span> <text:span text:style-name="T1">static</text:span> <text:span text:style-name="T3">void</text:span> <text:span text:style-name="T9">main</text:span>(<text:span text:style-name="T3">String</text:span> <text:span text:style-name="T7">args</text:span>[]) { </text:p>
      <text:p text:style-name="P1"><text:span text:style-name="T3">File</text:span> <text:span text:style-name="T7">f1</text:span><text:span text:style-name="T5">=</text:span><text:span text:style-name="T11">new</text:span> <text:span text:style-name="T9">File</text:span>(<text:span text:style-name="T13">"FileName03.txt"</text:span>); </text:p>
      <text:p text:style-name="P1"><text:span text:style-name="T3">FileWriter</text:span> <text:span text:style-name="T7">fw</text:span> <text:span text:style-name="T5">=</text:span> <text:span text:style-name="T1">null</text:span>; </text:p>
      <text:p text:style-name="P1"><text:span text:style-name="T11">try</text:span> { </text:p>
      <text:p text:style-name="P1"><text:span text:style-name="T7">fw</text:span><text:span text:style-name="T5">=</text:span><text:span text:style-name="T11">new</text:span> <text:span text:style-name="T9">FileWriter</text:span>(<text:span text:style-name="T7">f1</text:span>); </text:p>
      <text:p text:style-name="P1"><text:span text:style-name="T7">fw</text:span>.<text:span text:style-name="T9">write</text:span>(<text:span text:style-name="T13">"ahmedabad </text:span><text:span text:style-name="T19">\n</text:span><text:span text:style-name="T13">"</text:span>); </text:p>
      <text:p text:style-name="P1"><text:span text:style-name="T7">fw</text:span>.<text:span text:style-name="T9">write</text:span>(<text:span text:style-name="T13">" baroda </text:span><text:span text:style-name="T19">\n</text:span><text:span text:style-name="T13">"</text:span>); </text:p>
      <text:p text:style-name="P1"><text:span text:style-name="T7">fw</text:span>.<text:span text:style-name="T9">close</text:span>(); </text:p>
      <text:p text:style-name="P1">} </text:p>
      <text:p text:style-name="P1"><text:span text:style-name="T11">catch</text:span>(<text:span text:style-name="T3">FileNotFoundException</text:span> <text:span text:style-name="T7">e</text:span>) </text:p>
      <text:p text:style-name="P1">{ </text:p>
      <text:p text:style-name="P1"><text:span text:style-name="T3">System</text:span>.<text:span text:style-name="T16">out</text:span>.<text:span text:style-name="T9">println</text:span>(<text:span text:style-name="T13">"Sorry..!! File Not Found...!!!"</text:span>);  </text:p>
      <text:p text:style-name="P1">} </text:p>
      <text:p text:style-name="P1"><text:span text:style-name="T11">catch</text:span>(<text:span text:style-name="T3">IOException</text:span> <text:span text:style-name="T7">e</text:span>) </text:p>
      <text:p text:style-name="P1">{ </text:p>
      <text:p text:style-name="P1"><text:span text:style-name="T3">System</text:span>.<text:span text:style-name="T16">out</text:span>.<text:span text:style-name="T9">println</text:span>(<text:span text:style-name="T7">e</text:span>.<text:span text:style-name="T9">getMessage</text:span>()); </text:p>
      <text:p text:style-name="P1">} </text:p>
      <text:p text:style-name="P1"><text:span text:style-name="T3">System</text:span>.<text:span text:style-name="T16">out</text:span>.<text:span text:style-name="T9">println</text:span>(<text:span text:style-name="T13">"write operation done!"</text:span>); </text:p>
      <text:p text:style-name="P1">} </text:p>
      <text:p text:style-name="P1">}</text:p>
      <text:p text:style-name="P1"/>
      <text:p text:style-name="P1"/>
      <text:p text:style-name="P5">Task 5-</text:p>
      <text:p text:style-name="P3"><text:span text:style-name="T1">import</text:span> <text:span text:style-name="T3">java</text:span><text:span text:style-name="T5">.</text:span><text:span text:style-name="T3">io</text:span><text:span text:style-name="T5">.*</text:span>; </text:p>
      <text:p text:style-name="P1"><text:span text:style-name="T1">class</text:span> <text:span text:style-name="T3">Readchar</text:span> </text:p>
      <text:p text:style-name="P1">{ </text:p>
      <text:p text:style-name="P1"><text:span text:style-name="T1">public</text:span> <text:span text:style-name="T1">static</text:span> <text:span text:style-name="T3">void</text:span> <text:span text:style-name="T9">main</text:span>(<text:span text:style-name="T3">String</text:span> <text:span text:style-name="T7">args</text:span>[]) </text:p>
      <text:p text:style-name="P1">{ </text:p>
      <text:p text:style-name="P1"><text:span text:style-name="T3">FileReader</text:span> <text:span text:style-name="T7">fr</text:span> <text:span text:style-name="T5">=</text:span><text:span text:style-name="T1">null</text:span>; </text:p>
      <text:p text:style-name="P1"><text:span text:style-name="T11">try</text:span> </text:p>
      <text:p text:style-name="P1">{ </text:p>
      <text:p text:style-name="P1"><text:span text:style-name="T7">fr</text:span> <text:span text:style-name="T5">=</text:span> <text:span text:style-name="T11">new</text:span> <text:span text:style-name="T9">FileReader</text:span>(<text:span text:style-name="T13">"FileName03.txt"</text:span>); </text:p>
      <text:p text:style-name="P1"><text:span text:style-name="T3">int</text:span> <text:span text:style-name="T7">ch</text:span>; </text:p>
      <text:p text:style-name="P1"><text:span text:style-name="T11">while</text:span>((<text:span text:style-name="T7">ch</text:span> <text:span text:style-name="T5">=</text:span> <text:span text:style-name="T7">fr</text:span>.<text:span text:style-name="T9">read</text:span>()) <text:span text:style-name="T5">!=</text:span> <text:span text:style-name="T5">-</text:span><text:span text:style-name="T18">1</text:span>) </text:p>
      <text:p text:style-name="P1">{ </text:p>
      <text:p text:style-name="P1"><text:span text:style-name="T3">System</text:span>.<text:span text:style-name="T16">out</text:span>.<text:span text:style-name="T9">print</text:span>((<text:span text:style-name="T3">char</text:span>)<text:span text:style-name="T7">ch</text:span>); </text:p>
      <text:p text:style-name="P1">} </text:p>
      <text:p text:style-name="P1"><text:span text:style-name="T3">System</text:span>.<text:span text:style-name="T16">out</text:span>.<text:span text:style-name="T9">println</text:span>(<text:span text:style-name="T13">"Reading complete"</text:span>); </text:p>
      <text:p text:style-name="P1"><text:span text:style-name="T7">fr</text:span>.<text:span text:style-name="T9">close</text:span>(); </text:p>
      <text:p text:style-name="P1">} </text:p>
      <text:p text:style-name="P1"><text:span text:style-name="T11">catch</text:span>(<text:span text:style-name="T3">FileNotFoundException</text:span> <text:span text:style-name="T7">e</text:span>) </text:p>
      <text:p text:style-name="P1">{ </text:p>
      <text:p text:style-name="P1"><text:span text:style-name="T3">System</text:span>.<text:span text:style-name="T16">out</text:span>.<text:span text:style-name="T9">println</text:span>(<text:span text:style-name="T13">"Sorry..!! File Not Found...!!!"</text:span>);  </text:p>
      <text:p text:style-name="P1">} </text:p>
      <text:p text:style-name="P1"><text:soft-page-break/><text:span text:style-name="T11">catch</text:span>(<text:span text:style-name="T3">IOException</text:span> <text:span text:style-name="T7">e</text:span>) </text:p>
      <text:p text:style-name="P1">{ </text:p>
      <text:p text:style-name="P1"><text:span text:style-name="T3">System</text:span>.<text:span text:style-name="T16">out</text:span>.<text:span text:style-name="T9">println</text:span>(<text:span text:style-name="T7">e</text:span>.<text:span text:style-name="T9">getMessage</text:span>()); </text:p>
      <text:p text:style-name="P1">} </text:p>
      <text:p text:style-name="P1">}</text:p>
      <text:p text:style-name="P1">}</text:p>
      <text:p text:style-name="P1"/>
      <text:p text:style-name="P5">Task 6-</text:p>
      <text:p text:style-name="P4"><text:span text:style-name="T1">import</text:span> <text:span text:style-name="T3">java</text:span><text:span text:style-name="T5">.</text:span><text:span text:style-name="T3">io</text:span><text:span text:style-name="T5">.*</text:span>; </text:p>
      <text:p text:style-name="P1"><text:span text:style-name="T1">class</text:span> <text:span text:style-name="T3">CopyByte</text:span> </text:p>
      <text:p text:style-name="P1">{ </text:p>
      <text:p text:style-name="P1"><text:span text:style-name="T1">public</text:span> <text:span text:style-name="T1">static</text:span> <text:span text:style-name="T3">void</text:span> <text:span text:style-name="T9">main</text:span>(<text:span text:style-name="T3">String</text:span> <text:span text:style-name="T7">args</text:span>[]) </text:p>
      <text:p text:style-name="P1">{ </text:p>
      <text:p text:style-name="P1"><text:span text:style-name="T11">try</text:span> </text:p>
      <text:p text:style-name="P1">{ </text:p>
      <text:p text:style-name="P1"><text:span text:style-name="T3">byte</text:span> <text:span text:style-name="T7">b</text:span><text:span text:style-name="T5">=</text:span><text:span text:style-name="T18">0</text:span>; </text:p>
      <text:p text:style-name="P1"><text:span text:style-name="T3">FileInputStream</text:span> <text:span text:style-name="T7">infile</text:span> <text:span text:style-name="T5">=</text:span> <text:span text:style-name="T11">new</text:span> <text:span text:style-name="T9">FileInputStream</text:span>(<text:span text:style-name="T13">"NewFile01.txt"</text:span>); </text:p>
      <text:p text:style-name="P1"><text:span text:style-name="T3">FileOutputStream</text:span> <text:span text:style-name="T7">outfile</text:span> <text:span text:style-name="T5">=</text:span> <text:span text:style-name="T11">new</text:span> <text:span text:style-name="T9">FileOutputStream</text:span>(<text:span text:style-name="T13">"NewFile05.txt"</text:span>); </text:p>
      <text:p text:style-name="P7"/>
      <text:p text:style-name="P9">//Initialize byteread here….</text:p>
      <text:p text:style-name="P7"/>
      <text:p text:style-name="P1"><text:span text:style-name="T3">int</text:span> <text:span text:style-name="T7">byteRead</text:span>;</text:p>
      <text:p text:style-name="P1"><text:span text:style-name="T11">while</text:span>((<text:span text:style-name="T7">byteRead</text:span> <text:span text:style-name="T5">=</text:span><text:span text:style-name="T7">infile</text:span>.<text:span text:style-name="T9">read</text:span> ()) <text:span text:style-name="T5">!=</text:span> <text:span text:style-name="T5">-</text:span><text:span text:style-name="T18">1</text:span>) </text:p>
      <text:p text:style-name="P1">{ <text:span text:style-name="T7">outfile</text:span>.<text:span text:style-name="T9">write</text:span>(<text:span text:style-name="T7">byteRead</text:span>);</text:p>
      <text:p text:style-name="P1">}</text:p>
      <text:p text:style-name="P1"><text:span text:style-name="T7">b</text:span> <text:span text:style-name="T5">=</text:span> (<text:span text:style-name="T3">byte</text:span>)<text:span text:style-name="T7">infile</text:span>.<text:span text:style-name="T9">read</text:span>(); </text:p>
      <text:p text:style-name="P1"><text:span text:style-name="T7">outfile</text:span>.<text:span text:style-name="T9">write</text:span>(<text:span text:style-name="T7">b</text:span>); </text:p>
      <text:p text:style-name="P1"><text:span text:style-name="T3">System</text:span>.<text:span text:style-name="T16">out</text:span>.<text:span text:style-name="T9">println</text:span>(<text:span text:style-name="T13">"Byte Copied From in.txt to out.txt FIle "</text:span>); </text:p>
      <text:p text:style-name="P1">} </text:p>
      <text:p text:style-name="P1"><text:span text:style-name="T11">catch</text:span>(<text:span text:style-name="T3">FileNotFoundException</text:span> <text:span text:style-name="T7">e</text:span>) </text:p>
      <text:p text:style-name="P1">{ </text:p>
      <text:p text:style-name="P1"><text:span text:style-name="T3">System</text:span>.<text:span text:style-name="T16">out</text:span>.<text:span text:style-name="T9">println</text:span>(<text:span text:style-name="T13">"Sorry..!! File Not Found...!!!"</text:span>);  </text:p>
      <text:p text:style-name="P1">} </text:p>
      <text:p text:style-name="P1"><text:span text:style-name="T11">catch</text:span>(<text:span text:style-name="T3">IOException</text:span> <text:span text:style-name="T7">e</text:span>) </text:p>
      <text:p text:style-name="P1">{ </text:p>
      <text:p text:style-name="P1"><text:span text:style-name="T3">System</text:span>.<text:span text:style-name="T16">out</text:span>.<text:span text:style-name="T9">println</text:span>(<text:span text:style-name="T7">e</text:span>.<text:span text:style-name="T9">getMessage</text:span>()); </text:p>
      <text:p text:style-name="P1">} </text:p>
      <text:p text:style-name="P1">} </text:p>
      <text:p text:style-name="P1">}</text:p>
      <text:p text:style-name="P4"/>
      <text:p text:style-name="P4">Task-7</text:p>
      <text:p text:style-name="P4"><text:span text:style-name="T1">import</text:span> <text:span text:style-name="T3">java</text:span><text:span text:style-name="T5">.</text:span><text:span text:style-name="T3">io</text:span><text:span text:style-name="T5">.*</text:span>;</text:p>
      <text:p text:style-name="P7"/>
      <text:p text:style-name="P1"><text:span text:style-name="T1">public</text:span> <text:span text:style-name="T1">class</text:span> <text:span text:style-name="T3">ClassFileMergeDemo</text:span> {</text:p>
      <text:p text:style-name="P6">    <text:span text:style-name="T2">public</text:span><text:span text:style-name="T21"> </text:span><text:span text:style-name="T2">static</text:span><text:span text:style-name="T21"> </text:span><text:span text:style-name="T4">void</text:span><text:span text:style-name="T21"> </text:span><text:span text:style-name="T10">main</text:span><text:span text:style-name="T21"> (</text:span><text:span text:style-name="T4">String</text:span><text:span text:style-name="T21">[] </text:span><text:span text:style-name="T8">args</text:span><text:span text:style-name="T21">) {</text:span></text:p>
      <text:p text:style-name="P6">        <text:span text:style-name="T4">String</text:span><text:span text:style-name="T21"> </text:span><text:span text:style-name="T8">file1Path</text:span><text:span text:style-name="T21"> </text:span><text:span text:style-name="T6">=</text:span><text:span text:style-name="T21"> </text:span><text:span text:style-name="T14">"file1.txt"</text:span><text:span text:style-name="T21">;</text:span></text:p>
      <text:p text:style-name="P6">        <text:span text:style-name="T4">String</text:span><text:span text:style-name="T21"> </text:span><text:span text:style-name="T8">file2Path</text:span><text:span text:style-name="T21"> </text:span><text:span text:style-name="T6">=</text:span><text:span text:style-name="T21"> </text:span><text:span text:style-name="T14">"file2.txt"</text:span><text:span text:style-name="T21">;</text:span></text:p>
      <text:p text:style-name="P6">        <text:span text:style-name="T4">String</text:span><text:span text:style-name="T21"> </text:span><text:span text:style-name="T8">mergedFilePath</text:span><text:span text:style-name="T21"> </text:span><text:span text:style-name="T6">=</text:span><text:span text:style-name="T21"> </text:span><text:span text:style-name="T14">"merged_file.txt"</text:span><text:span text:style-name="T21">;</text:span></text:p>
      <text:p text:style-name="P6">        <text:span text:style-name="T12">try</text:span><text:span text:style-name="T21"> {</text:span></text:p>
      <text:p text:style-name="P6">            <text:span text:style-name="T10">createDummyFile</text:span><text:span text:style-name="T21">(</text:span><text:span text:style-name="T8">file1Path</text:span><text:span text:style-name="T21">, </text:span><text:span text:style-name="T14">"This is content from file 1.</text:span><text:span text:style-name="T20">\n</text:span><text:span text:style-name="T14">Line 2 of file 1."</text:span><text:span text:style-name="T21">);</text:span></text:p>
      <text:p text:style-name="P6"><text:soft-page-break/>            <text:span text:style-name="T10">createDummyFile</text:span><text:span text:style-name="T21">(</text:span><text:span text:style-name="T8">file2Path</text:span><text:span text:style-name="T21">, </text:span><text:span text:style-name="T14">"This is content from file 2.</text:span><text:span text:style-name="T20">\n</text:span><text:span text:style-name="T14">Line 2 of file 2."</text:span><text:span text:style-name="T21">);</text:span></text:p>
      <text:p text:style-name="P6">        <text:span text:style-name="T21">} </text:span><text:span text:style-name="T12">catch</text:span><text:span text:style-name="T21"> (</text:span><text:span text:style-name="T4">IOException</text:span><text:span text:style-name="T21"> </text:span><text:span text:style-name="T8">e</text:span><text:span text:style-name="T21">) {</text:span></text:p>
      <text:p text:style-name="P6">            <text:span text:style-name="T4">System</text:span><text:span text:style-name="T21">.</text:span><text:span text:style-name="T17">err</text:span><text:span text:style-name="T21">.</text:span><text:span text:style-name="T10">println</text:span><text:span text:style-name="T21">(</text:span><text:span text:style-name="T14">"Error creating dummy files: "</text:span><text:span text:style-name="T21"> </text:span><text:span text:style-name="T6">+</text:span><text:span text:style-name="T21"> </text:span><text:span text:style-name="T8">e</text:span><text:span text:style-name="T21">.</text:span><text:span text:style-name="T10">getMessage</text:span><text:span text:style-name="T21">());</text:span></text:p>
      <text:p text:style-name="P6">            <text:span text:style-name="T12">return</text:span><text:span text:style-name="T21">;</text:span></text:p>
      <text:p text:style-name="P6">        <text:span text:style-name="T21">}</text:span></text:p>
      <text:p text:style-name="P6">        <text:span text:style-name="T12">try</text:span><text:span text:style-name="T21"> (</text:span></text:p>
      <text:p text:style-name="P6">                <text:span text:style-name="T4">PrintWriter</text:span><text:span text:style-name="T21"> </text:span><text:span text:style-name="T17">pw</text:span><text:span text:style-name="T21"> </text:span><text:span text:style-name="T6">=</text:span><text:span text:style-name="T21"> </text:span><text:span text:style-name="T12">new</text:span><text:span text:style-name="T21"> </text:span><text:span text:style-name="T10">PrintWriter</text:span><text:span text:style-name="T21">(</text:span><text:span text:style-name="T12">new</text:span><text:span text:style-name="T21"> </text:span><text:span text:style-name="T10">FileWriter</text:span><text:span text:style-name="T21">(</text:span><text:span text:style-name="T8">mergedFilePath</text:span><text:span text:style-name="T21">));</text:span></text:p>
      <text:p text:style-name="P6">                </text:p>
      <text:p text:style-name="P6">                <text:span text:style-name="T4">BufferedReader</text:span><text:span text:style-name="T21"> </text:span><text:span text:style-name="T17">br1</text:span><text:span text:style-name="T21"> </text:span><text:span text:style-name="T6">=</text:span><text:span text:style-name="T21"> </text:span><text:span text:style-name="T12">new</text:span><text:span text:style-name="T21"> </text:span><text:span text:style-name="T10">BufferedReader</text:span><text:span text:style-name="T21">(</text:span><text:span text:style-name="T12">new</text:span><text:span text:style-name="T21"> </text:span><text:span text:style-name="T10">FileReader</text:span><text:span text:style-name="T21">(</text:span><text:span text:style-name="T8">file1Path</text:span><text:span text:style-name="T21">));</text:span></text:p>
      <text:p text:style-name="P6">                </text:p>
      <text:p text:style-name="P6">                <text:span text:style-name="T4">BufferedReader</text:span><text:span text:style-name="T21"> </text:span><text:span text:style-name="T17">br2</text:span><text:span text:style-name="T21"> </text:span><text:span text:style-name="T6">=</text:span><text:span text:style-name="T21"> </text:span><text:span text:style-name="T12">new</text:span><text:span text:style-name="T21"> </text:span><text:span text:style-name="T10">BufferedReader</text:span><text:span text:style-name="T21">(</text:span><text:span text:style-name="T12">new</text:span><text:span text:style-name="T21"> </text:span><text:span text:style-name="T10">FileReader</text:span><text:span text:style-name="T21">(</text:span><text:span text:style-name="T8">file2Path</text:span><text:span text:style-name="T21">))</text:span></text:p>
      <text:p text:style-name="P6">        <text:span text:style-name="T21">) {</text:span></text:p>
      <text:p text:style-name="P6">            <text:span text:style-name="T4">String</text:span><text:span text:style-name="T21"> </text:span><text:span text:style-name="T8">line</text:span><text:span text:style-name="T21">;</text:span></text:p>
      <text:p text:style-name="P6">            <text:span text:style-name="T12">while</text:span><text:span text:style-name="T21"> ((</text:span><text:span text:style-name="T8">line</text:span><text:span text:style-name="T21"> </text:span><text:span text:style-name="T6">=</text:span><text:span text:style-name="T21"> </text:span><text:span text:style-name="T17">br1</text:span><text:span text:style-name="T21">.</text:span><text:span text:style-name="T10">readLine</text:span><text:span text:style-name="T21">()) </text:span><text:span text:style-name="T6">!=</text:span><text:span text:style-name="T21"> </text:span><text:span text:style-name="T2">null</text:span><text:span text:style-name="T21">) {</text:span></text:p>
      <text:p text:style-name="P6">                <text:span text:style-name="T17">pw</text:span><text:span text:style-name="T21">.</text:span><text:span text:style-name="T10">println</text:span><text:span text:style-name="T21">(</text:span><text:span text:style-name="T8">line</text:span><text:span text:style-name="T21">);</text:span></text:p>
      <text:p text:style-name="P6">            <text:span text:style-name="T21">}</text:span></text:p>
      <text:p text:style-name="P6">            <text:span text:style-name="T12">while</text:span><text:span text:style-name="T21"> ((</text:span><text:span text:style-name="T8">line</text:span><text:span text:style-name="T21"> </text:span><text:span text:style-name="T6">=</text:span><text:span text:style-name="T21"> </text:span><text:span text:style-name="T17">br2</text:span><text:span text:style-name="T21">.</text:span><text:span text:style-name="T10">readLine</text:span><text:span text:style-name="T21">()) </text:span><text:span text:style-name="T6">!=</text:span><text:span text:style-name="T21"> </text:span><text:span text:style-name="T2">null</text:span><text:span text:style-name="T21">) {</text:span></text:p>
      <text:p text:style-name="P6">                <text:span text:style-name="T17">pw</text:span><text:span text:style-name="T21">.</text:span><text:span text:style-name="T10">println</text:span><text:span text:style-name="T21">(</text:span><text:span text:style-name="T8">line</text:span><text:span text:style-name="T21">);</text:span></text:p>
      <text:p text:style-name="P6">            <text:span text:style-name="T21">}</text:span></text:p>
      <text:p text:style-name="P6">            <text:span text:style-name="T4">System</text:span><text:span text:style-name="T21">.</text:span><text:span text:style-name="T17">out</text:span><text:span text:style-name="T21">.</text:span><text:span text:style-name="T10">println</text:span><text:span text:style-name="T21">(</text:span><text:span text:style-name="T14">"Files merged successfully into "</text:span><text:span text:style-name="T21"> </text:span><text:span text:style-name="T6">+</text:span><text:span text:style-name="T21"> </text:span><text:span text:style-name="T8">mergedFilePath</text:span><text:span text:style-name="T21">);</text:span></text:p>
      <text:p text:style-name="P7"/>
      <text:p text:style-name="P6">        <text:span text:style-name="T21">} </text:span><text:span text:style-name="T12">catch</text:span><text:span text:style-name="T21"> (</text:span><text:span text:style-name="T4">IOException</text:span><text:span text:style-name="T21"> </text:span><text:span text:style-name="T8">e</text:span><text:span text:style-name="T21">) {</text:span></text:p>
      <text:p text:style-name="P6">            <text:span text:style-name="T4">System</text:span><text:span text:style-name="T21">.</text:span><text:span text:style-name="T17">err</text:span><text:span text:style-name="T21">.</text:span><text:span text:style-name="T10">println</text:span><text:span text:style-name="T21">(</text:span><text:span text:style-name="T14">"Error merging files: "</text:span><text:span text:style-name="T21"> </text:span><text:span text:style-name="T6">+</text:span><text:span text:style-name="T21"> </text:span><text:span text:style-name="T8">e</text:span><text:span text:style-name="T21">.</text:span><text:span text:style-name="T10">getMessage</text:span><text:span text:style-name="T21">());</text:span></text:p>
      <text:p text:style-name="P6">        <text:span text:style-name="T21">}</text:span></text:p>
      <text:p text:style-name="P6">    <text:span text:style-name="T21">}   </text:span></text:p>
      <text:p text:style-name="P6">    <text:span text:style-name="T2">private</text:span><text:span text:style-name="T21"> </text:span><text:span text:style-name="T2">static</text:span><text:span text:style-name="T21"> </text:span><text:span text:style-name="T4">void</text:span><text:span text:style-name="T21"> </text:span><text:span text:style-name="T10">createDummyFile</text:span><text:span text:style-name="T21">(</text:span><text:span text:style-name="T4">String</text:span><text:span text:style-name="T21"> </text:span><text:span text:style-name="T8">filePath</text:span><text:span text:style-name="T21">, </text:span><text:span text:style-name="T4">String</text:span><text:span text:style-name="T21"> </text:span><text:span text:style-name="T8">content</text:span><text:span text:style-name="T21">) </text:span><text:span text:style-name="T2">throws</text:span><text:span text:style-name="T21"> </text:span><text:span text:style-name="T4">IOException</text:span><text:span text:style-name="T21"> {</text:span></text:p>
      <text:p text:style-name="P6">        <text:span text:style-name="T12">try</text:span><text:span text:style-name="T21"> (</text:span><text:span text:style-name="T4">FileWriter</text:span><text:span text:style-name="T21"> </text:span><text:span text:style-name="T17">writer</text:span><text:span text:style-name="T21"> </text:span><text:span text:style-name="T6">=</text:span><text:span text:style-name="T21"> </text:span><text:span text:style-name="T12">new</text:span><text:span text:style-name="T21"> </text:span><text:span text:style-name="T10">FileWriter</text:span><text:span text:style-name="T21">(</text:span><text:span text:style-name="T8">filePath</text:span><text:span text:style-name="T21">)) {</text:span></text:p>
      <text:p text:style-name="P6">            <text:span text:style-name="T17">writer</text:span><text:span text:style-name="T21">.</text:span><text:span text:style-name="T10">write</text:span><text:span text:style-name="T21">(</text:span><text:span text:style-name="T8">content</text:span><text:span text:style-name="T21">);</text:span></text:p>
      <text:p text:style-name="P6">            <text:span text:style-name="T4">System</text:span><text:span text:style-name="T21">.</text:span><text:span text:style-name="T17">out</text:span><text:span text:style-name="T21">.</text:span><text:span text:style-name="T10">println</text:span><text:span text:style-name="T21">(</text:span><text:span text:style-name="T14">"Created dummy file: "</text:span><text:span text:style-name="T21"> </text:span><text:span text:style-name="T6">+</text:span><text:span text:style-name="T21"> </text:span><text:span text:style-name="T8">filePath</text:span><text:span text:style-name="T21">);</text:span></text:p>
      <text:p text:style-name="P6">        <text:span text:style-name="T21">}</text:span></text:p>
      <text:p text:style-name="P6">    <text:span text:style-name="T21">}</text:span></text:p>
      <text:p text:style-name="P1">}</text:p>
      <text:p text:style-name="P4"/>
      <text:p text:style-name="P5"/>
      <text:p text:style-name="P5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4M22S</meta:editing-duration>
    <meta:editing-cycles>4</meta:editing-cycles>
    <meta:generator>OpenOffice/4.1.15$Win32 OpenOffice.org_project/4115m2$Build-9813</meta:generator>
    <dc:date>2025-06-20T14:15:15.68</dc:date>
    <meta:document-statistic meta:table-count="0" meta:image-count="0" meta:object-count="0" meta:page-count="4" meta:paragraph-count="170" meta:word-count="425" meta:character-count="3903"/>
    <meta:user-defined meta:name="Info 1"/>
    <meta:user-defined meta:name="Info 2"/>
    <meta:user-defined meta:name="Info 3"/>
    <meta:user-defined meta:name="Info 4"/>
  </office:meta>
</office:document-meta>
</file>